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Heading_20_2">
      <style:text-properties officeooo:rsid="002213be" officeooo:paragraph-rsid="002213be"/>
    </style:style>
    <style:style style:name="P3" style:family="paragraph" style:parent-style-name="Text_20_body">
      <style:text-properties officeooo:paragraph-rsid="002213be"/>
    </style:style>
    <style:style style:name="P4" style:family="paragraph" style:parent-style-name="Text_20_body">
      <style:text-properties officeooo:rsid="0017d2e8" officeooo:paragraph-rsid="0017d2e8"/>
    </style:style>
    <style:style style:name="P5" style:family="paragraph" style:parent-style-name="Text_20_body">
      <style:text-properties officeooo:rsid="001a47ec" officeooo:paragraph-rsid="001a47ec"/>
    </style:style>
    <style:style style:name="P6" style:family="paragraph" style:parent-style-name="Text_20_body">
      <style:text-properties officeooo:rsid="001c0ceb"/>
    </style:style>
    <style:style style:name="P7" style:family="paragraph" style:parent-style-name="Text_20_body">
      <style:text-properties officeooo:paragraph-rsid="001bf46e"/>
    </style:style>
    <style:style style:name="P8" style:family="paragraph" style:parent-style-name="Text_20_body">
      <style:text-properties officeooo:rsid="001bf46e" officeooo:paragraph-rsid="001bf46e"/>
    </style:style>
    <style:style style:name="P9" style:family="paragraph" style:parent-style-name="Text_20_body">
      <style:text-properties officeooo:rsid="001c1713" officeooo:paragraph-rsid="001c1713"/>
    </style:style>
    <style:style style:name="P10" style:family="paragraph" style:parent-style-name="Text_20_body">
      <style:paragraph-properties fo:text-align="start" style:justify-single-word="false"/>
      <style:text-properties officeooo:rsid="0020800a" officeooo:paragraph-rsid="0020800a"/>
    </style:style>
    <style:style style:name="T1" style:family="text">
      <style:text-properties officeooo:rsid="002213be"/>
    </style:style>
    <style:style style:name="T2" style:family="text">
      <style:text-properties officeooo:rsid="0016d300"/>
    </style:style>
    <style:style style:name="T3" style:family="text">
      <style:text-properties officeooo:rsid="0017fe59"/>
    </style:style>
    <style:style style:name="T4" style:family="text">
      <style:text-properties officeooo:rsid="001a47ec"/>
    </style:style>
    <style:style style:name="T5" style:family="text">
      <style:text-properties officeooo:rsid="001bc01d"/>
    </style:style>
    <style:style style:name="T6" style:family="text">
      <style:text-properties officeooo:rsid="001c0ceb"/>
    </style:style>
    <style:style style:name="T7" style:family="text">
      <style:text-properties officeooo:rsid="001bf46e"/>
    </style:style>
    <style:style style:name="T8" style:family="text">
      <style:text-properties officeooo:rsid="001ccecb"/>
    </style:style>
    <style:style style:name="T9" style:family="text">
      <style:text-properties officeooo:rsid="002053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P2" text:outline-level="2">LISTE DE FONCTIONALITES PAR AGENT</text:h>
      <text:h text:style-name="Heading_20_5" text:outline-level="5"/>
      <text:h text:style-name="P2" text:outline-level="2">Bibliothecaire</text:h>
      <text:p text:style-name="P3">- <text:span text:style-name="T1">Preter un exemplaire de livre</text:span></text:p>
      <text:p text:style-name="P3">- <text:span text:style-name="T1">Remettre un exemplaire de livre</text:span></text:p>
      <text:p text:style-name="P3">- <text:span text:style-name="T1">Demander une reservation de livre</text:span></text:p>
      <text:p text:style-name="P3">- <text:span text:style-name="T1">Valider/Refuser une reservation de livre</text:span></text:p>
      <text:p text:style-name="P3">- <text:span text:style-name="T1">Voir le dashboard sur les livres</text:span></text:p>
      <text:p text:style-name="P3"/>
      <text:h text:style-name="P2" text:outline-level="2">Membre</text:h>
      <text:p text:style-name="P3">- <text:span text:style-name="T1">Voir liste de livre</text:span></text:p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2">[ok]</text:span>2- l’exemplaire du livre existe</text:p>
      <text:p text:style-name="Text_20_body"><text:span text:style-name="T2">[ok]</text:span>3- Exemplaire disponible</text:p>
      <text:p text:style-name="Text_20_body"><text:soft-page-break/>[ok]4- Membre actuellement inscrit</text:p>
      <text:p text:style-name="Text_20_body"><text:span text:style-name="T2">[ok]</text:span>5- Membre ne subis pas une penalite</text:p>
      <text:p text:style-name="Text_20_body"><text:span text:style-name="T2">[ok]</text:span>6- Le membre n’a pas encore termine tout son quota</text:p>
      <text:p text:style-name="Text_20_body">[ok]7-l’employe existe</text:p>
      <text:p text:style-name="P4"><text:span text:style-name="T3">[ok]</text:span>8- type de pret existe</text:p>
      <text:p text:style-name="P4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/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4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<text:span text:style-name="T5">[ok]</text:span>1- l’<text:span text:style-name="T4">employe </text:span>existe</text:p>
      <text:p text:style-name="Text_20_body"><text:span text:style-name="T5">[ok]</text:span>2- l’exemplaire du livre existe</text:p>
      <text:p text:style-name="Text_20_body"><text:span text:style-name="T5">[ok]</text:span>3- Exemplaire du livre n’est pas disponible</text:p>
      <text:p text:style-name="P5"><text:span text:style-name="T5">[ok]</text:span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<text:soft-page-break/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4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<text:span text:style-name="T6">_exemplaire</text:span>, ref_membre, date, <text:span text:style-name="T6">ref_emp, type_pret</text:span>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P6">[ok]0-type_pret existe</text:p>
      <text:p text:style-name="Text_20_body"><text:span text:style-name="T7">[ok]</text:span>1- le membre existe</text:p>
      <text:p text:style-name="P7"><text:span text:style-name="T7">[ok]</text:span>2- l’<text:span text:style-name="T7">exemplaire </text:span>existe</text:p>
      <text:p text:style-name="P7"><text:span text:style-name="T7">[ok]</text:span>3- <text:span text:style-name="T7">exemplaire disponible le jour voulu</text:span></text:p>
      <text:p text:style-name="P7"><text:span text:style-name="T7">[ok]</text:span>4- Membre Inscrit</text:p>
      <text:p text:style-name="P8">[ok]5 – employe existe</text:p>
      <text:p text:style-name="P7"><text:span text:style-name="T7">[ok]</text:span>5- Membre ne subis pas une <text:span text:style-name="T7">penalite maintenant</text:span></text:p>
      <text:p text:style-name="P7"><text:span text:style-name="T7">[ok]</text:span>6- Le membre n’a pas encore termine tout son quota a la date choisie</text:p>
      <text:p text:style-name="P9"><text:span text:style-name="T8">[ok]</text:span>7- inscription couvre tout le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, <text:span text:style-name="T9">ou le refuser</text:span>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 reservation, bool valider|refuser, <text:span text:style-name="T9">ref emp, commentaire</text:span>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 <text:span text:style-name="T9">et que les regles de gestions sont valides pour la date de reservation, un pret se cree a la date voulue</text:span></text:p>
      <text:h text:style-name="Heading_20_4" text:outline-level="4">Regle de gestion:</text:h>
      <text:p text:style-name="Text_20_body">1- la reservation existe</text:p>
      <text:p text:style-name="P10">2- l’etat change du dernier etat sur la reservation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/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Text_20_body">1- le pret existe</text:p>
      <text:p text:style-name="Text_20_body">2 – prolongement valable(nombre de jour avant la fin du pret)</text:p>
      <text:p text:style-name="Text_20_body">3- exemplaire disponible pendant la duree de l’extension potentiel</text:p>
      <text:h text:style-name="Heading_20_4" text:outline-level="4"><text:soft-page-break/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10T18:47:30.289826500</dc:date>
    <meta:editing-cycles>12</meta:editing-cycles>
    <meta:editing-duration>PT8H14M4S</meta:editing-duration>
    <meta:document-statistic meta:table-count="0" meta:image-count="0" meta:object-count="0" meta:page-count="6" meta:paragraph-count="152" meta:word-count="1046" meta:character-count="6523" meta:non-whitespace-character-count="5626"/>
    <meta:template xlink:type="simple" xlink:actuate="onRequest" xlink:title="" xlink:href="Normal.dotm"/>
  </office:meta>
</office:document-meta>
</file>